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list-style-name="L4"/>
    <style:style style:name="P2" style:family="paragraph" style:parent-style-name="Standard">
      <style:text-properties officeooo:paragraph-rsid="001b4a63"/>
    </style:style>
    <style:style style:name="P3" style:family="paragraph" style:parent-style-name="Standard">
      <style:text-properties fo:font-size="16pt" fo:font-weight="bold" officeooo:paragraph-rsid="001b4a63"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b4a6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ceso a Datos en PHP: Tecnologías y Métodos</text:p>
      <text:p text:style-name="P2"/>
      <text:p text:style-name="P2">PHP es un lenguaje de programación ampliamente utilizado en el desarrollo web, y una parte esencial de muchas aplicaciones web es la capacidad de acceder a datos. A continuación, se detallan varias tecnologías y métodos para acceder a datos en aplicaciones PHP:</text:p>
      <text:list xml:id="list1880492142" text:style-name="L4">
        <text:list-header>
          <text:p text:style-name="P1"/>
        </text:list-header>
        <text:list-item>
          <text:p text:style-name="P1"><text:span text:style-name="T3">MySQL y MySQLi</text:span><text:span text:style-name="T4">:</text:span> MySQL es un sistema de gestión de bases de datos relacional (RDBMS) popular. PHP proporciona dos extensiones principales para trabajar con MySQL: la extensión mysql_ (obsoleta y no recomendada) y la extensión mysqli (Mejorada). Con MySQL o MySQLi, puedes establecer conexiones a la base de datos, ejecutar consultas SQL y recuperar datos de manera eficiente.</text:p>
          <text:p text:style-name="P1"/>
        </text:list-item>
        <text:list-item>
          <text:p text:style-name="P1"><text:span text:style-name="T1">PDO (PHP Data Objects)</text:span>: PDO es una capa de abstracción de bases de datos en PHP que permite la interacción con múltiples sistemas de gestión de bases de datos utilizando una API común. Esto facilita la escritura de código que es independiente de la base de datos subyacente, lo que puede ser útil en proyectos que necesitan soportar varias bases de datos.</text:p>
          <text:p text:style-name="P1"/>
        </text:list-item>
        <text:list-item>
          <text:p text:style-name="P1"><text:span text:style-name="T1">SQLite</text:span>: SQLite es un sistema de gestión de bases de datos SQL embebido que es ideal para aplicaciones web pequeñas o proyectos de desarrollo rápido. Con PHP, puedes utilizar SQLite sin necesidad de configurar un servidor de base de datos, ya que almacena la base de datos en un archivo local.</text:p>
          <text:p text:style-name="P1"/>
        </text:list-item>
        <text:list-item>
          <text:p text:style-name="P1"><text:span text:style-name="T1">MongoDB</text:span>: Si necesitas trabajar con bases de datos NoSQL, PHP ofrece soporte para MongoDB, una base de datos orientada a documentos. La extensión mongodb te permite conectarte y manipular datos en MongoDB desde tu aplicación PHP.</text:p>
          <text:p text:style-name="P1"/>
        </text:list-item>
        <text:list-item>
          <text:p text:style-name="P1"><text:span text:style-name="T1">Acceso a API REST</text:span>: PHP te permite acceder a datos desde servicios web y API REST utilizando la función file_get_contents() o bibliotecas como cURL. Esto es esencial cuando necesitas interactuar con servicios web externos para obtener o enviar datos.</text:p>
          <text:p text:style-name="P1"/>
        </text:list-item>
        <text:list-item>
          <text:p text:style-name="P1"><text:span text:style-name="T1">Acceso a archivos</text:span>: PHP permite acceder y manipular archivos en el sistema de archivos del servidor. Funciones como fopen(), fwrite(), fread(), entre otras, te permiten trabajar con archivos de texto o binarios. Esto es útil para la lectura y escritura de archivos de configuración, registro de datos, entre otros.</text:p>
          <text:p text:style-name="P1"/>
        </text:list-item>
        <text:list-item>
          <text:p text:style-name="P1"><text:span text:style-name="T1">Acceso a datos de formularios y cookies</text:span>: PHP ofrece superglobales como $_POST, $_GET, y $_COOKIE que te permiten acceder a datos enviados desde formularios HTML o almacenados en cookies. Esto es fundamental para la gestión de formularios y sesiones de usuario.</text:p>
          <text:p text:style-name="P1"/>
        </text:list-item>
        <text:list-item>
          <text:p text:style-name="P1"><text:span text:style-name="T1">Acceso a bases de datos NoSQL</text:span>: Además de MongoDB, PHP tiene soporte para otras bases de datos NoSQL como Redis (usando la extensión redis) y Couchbase (usando la extensión couchbase). Estas bases de datos son adecuadas para casos de uso específicos, como almacenamiento en caché y manipulación de datos de alto rendimiento.</text:p>
        </text:list-item>
      </text:list>
      <text:p text:style-name="Standard"/>
      <text:p text:style-name="Standard">Guía Rápida para Acceder a Datos en PHP</text:p>
      <text:p text:style-name="Standard"/>
      <text:p text:style-name="Standard">A continuación, se muestra una guía breve sobre cómo acceder a datos en PHP utilizando MySQLi, una de las tecnologías más comunes:</text:p>
      <text:p text:style-name="Standard"/>
      <text:p text:style-name="Standard"/>
      <text:p text:style-name="Standard"/>
      <text:p text:style-name="Standard"><text:soft-page-break/><text:span text:style-name="T5">1. </text:span><text:span text:style-name="T1">Conexión a la base de datos</text:span>:</text:p>
      <text:p text:style-name="Standard"/>
      <text:p text:style-name="Standard">$mysqli = new mysqli("hostname", "usuario", "contraseña", "nombre_base_de_datos");</text:p>
      <text:p text:style-name="Standard">if ($mysqli-&gt;connect_error) {</text:p>
      <text:p text:style-name="Standard"><text:s text:c="4"/>die("Error en la conexión: " . $mysqli-&gt;connect_error);</text:p>
      <text:p text:style-name="Standard">}</text:p>
      <text:p text:style-name="Standard"/>
      <text:p text:style-name="Standard"><text:span text:style-name="T5">2. </text:span><text:span text:style-name="T1">Ejecución de consultas SQL</text:span>:</text:p>
      <text:p text:style-name="Standard"/>
      <text:p text:style-name="Standard">$sql = "SELECT * FROM tabla";</text:p>
      <text:p text:style-name="Standard">$result = $mysqli-&gt;query($sql);</text:p>
      <text:p text:style-name="Standard">if ($result-&gt;num_rows &gt; 0) {</text:p>
      <text:p text:style-name="Standard"><text:s text:c="4"/>while ($row = $result-&gt;fetch_assoc()) {</text:p>
      <text:p text:style-name="Standard"><text:s text:c="8"/>// Procesar datos</text:p>
      <text:p text:style-name="Standard"><text:s text:c="4"/>}</text:p>
      <text:p text:style-name="Standard">} else {</text:p>
      <text:p text:style-name="Standard"><text:s text:c="4"/>echo "No se encontraron resultados.";</text:p>
      <text:p text:style-name="P2">}</text:p>
      <text:p text:style-name="P2"/>
      <text:p text:style-name="P2"><text:span text:style-name="T5">3. </text:span><text:span text:style-name="T1">Cierre de la conexión a la base de datos</text:span>:</text:p>
      <text:p text:style-name="P2"/>
      <text:p text:style-name="P2">$mysqli-&gt;clo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1:16:44.683711041</meta:creation-date>
    <dc:date>2023-10-23T11:23:37.843884269</dc:date>
    <meta:editing-duration>PT6M54S</meta:editing-duration>
    <meta:editing-cycles>1</meta:editing-cycles>
    <meta:document-statistic meta:table-count="0" meta:image-count="0" meta:object-count="0" meta:page-count="2" meta:paragraph-count="29" meta:word-count="549" meta:character-count="3388" meta:non-whitespace-character-count="2852"/>
    <meta:generator>LibreOffice/7.3.7.2$Linux_X86_64 LibreOffice_project/30$Build-2</meta:generator>
  </office:meta>
</office:document-meta>
</file>